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1" manifest:media-type="application/x-openoffice-gdimetafile;windows_formatname=&quot;GDIMetaFile&quot;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611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Hoja1" table:style-name="ta1">
        <table:shapes>
          <draw:frame draw:z-index="0" draw:style-name="gr1" draw:text-style-name="P1" svg:width="15.999cm" svg:height="8.999cm" svg:x="4.969cm" svg:y="0.552cm">
            <draw:object draw:notify-on-update-of-ranges="Hoja1.A2:Hoja1.A6 Hoja1.B2:Hoja1.B6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row table:style-name="ro1">
          <table:table-cell table:style-name="ce1" office:value-type="string" calcext:value-type="string">
            <text:p>X</text:p>
          </table:table-cell>
          <table:table-cell table:style-name="ce1" office:value-type="string" calcext:value-type="string">
            <text:p>Y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3.1*[.A2]+75.8" office:value-type="float" office:value="85.1" calcext:value-type="float">
            <text:p>85,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3.1*[.A3]+75.8" office:value-type="float" office:value="91.3" calcext:value-type="float">
            <text:p>91,3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3.1*[.A4]+75.8" office:value-type="float" office:value="97.5" calcext:value-type="float">
            <text:p>97,5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3.1*[.A5]+75.8" office:value-type="float" office:value="103.7" calcext:value-type="float">
            <text:p>103,7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3.1*[.A6]+75.8" office:value-type="float" office:value="78.9" calcext:value-type="float">
            <text:p>78,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s" fo:country="CO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s" fo:country="CO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untas_20_de_20_flecha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untas_20_de_20_flecha_20_1" draw:display-name="Puntas de flecha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10-25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10-25T19:12:09.800000000</meta:creation-date>
    <dc:date>2024-10-25T19:44:31.570000000</dc:date>
    <meta:editing-duration>PT9M16S</meta:editing-duration>
    <meta:editing-cycles>1</meta:editing-cycles>
    <meta:document-statistic meta:table-count="1" meta:cell-count="12" meta:object-count="1"/>
    <meta:generator>LibreOffice/24.8.2.1$Windows_X86_64 LibreOffice_project/0f794b6e29741098670a3b95d60478a65d05ef13</meta:generator>
  </office:meta>
</office:document-meta>
</file>

<file path=Object 1/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chartooo="http://openoffice.org/2010/chart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25cm" chart:symbol-height="0.2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scatter" chart:style-name="ch1">
        <chart:legend chart:legend-position="end" svg:x="13.465cm" svg:y="4.198cm" style:legend-expansion="high" chart:style-name="ch2"/>
        <chart:plot-area chart:style-name="ch3" table:cell-range-address="Hoja1.A2:Hoja1.B6" svg:x="0.32cm" svg:y="0.18cm" svg:width="12.825cm" svg:height="8.64cm">
          <chart:coordinate-region svg:x="1.171cm" svg:y="0.382cm" svg:width="11.772cm" svg:height="7.785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Hoja1.B2:Hoja1.B6" chart:class="chart:scatter">
            <chart:domain table:cell-range-address="Hoja1.A2:Hoja1.A6"/>
            <chart:data-point chart:repeated="5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A</text:p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">
                <text:p>3</text:p>
                <draw:g>
                  <svg:desc>Hoja1.A2:Hoja1.A6</svg:desc>
                </draw:g>
              </table:table-cell>
              <table:table-cell office:value-type="float" office:value="85.1">
                <text:p>85.1</text:p>
                <draw:g>
                  <svg:desc>Hoja1.B2:Hoja1.B6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5">
                <text:p>5</text:p>
              </table:table-cell>
              <table:table-cell office:value-type="float" office:value="91.3">
                <text:p>91.3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7">
                <text:p>7</text:p>
              </table:table-cell>
              <table:table-cell office:value-type="float" office:value="97.5">
                <text:p>97.5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9">
                <text:p>9</text:p>
              </table:table-cell>
              <table:table-cell office:value-type="float" office:value="103.7">
                <text:p>103.7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">
                <text:p>1</text:p>
              </table:table-cell>
              <table:table-cell office:value-type="float" office:value="78.9">
                <text:p>78.9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chartooo="http://openoffice.org/2010/chart" office:version="1.3">
  <office:meta>
    <meta:generator>LibreOffice/24.8.2.1$Windows_X86_64 LibreOffice_project/0f794b6e29741098670a3b95d60478a65d05ef13</meta:generator>
  </office:meta>
</office:document-meta>
</file>

<file path=Object 1/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chartooo="http://openoffice.org/2010/chart" office:version="1.3">
  <office:styles/>
</office:document-styles>
</file>